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ecf3c" officeooo:paragraph-rsid="001ecf3c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ecf3c" officeooo:paragraph-rsid="0022ad52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ecf3c" officeooo:paragraph-rsid="0022ad52"/>
    </style:style>
    <style:style style:name="P4" style:family="paragraph" style:parent-style-name="Standard">
      <style:text-properties style:font-name="Times new Roman" officeooo:rsid="001ecf3c" officeooo:paragraph-rsid="001ecf3c"/>
    </style:style>
    <style:style style:name="P5" style:family="paragraph" style:parent-style-name="Standard">
      <style:text-properties style:font-name="Times new Roman" officeooo:rsid="001ecf3c" officeooo:paragraph-rsid="001f1ca9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22ad52" officeooo:paragraph-rsid="0022ad52"/>
    </style:style>
    <style:style style:name="P7" style:family="paragraph" style:parent-style-name="Standard">
      <style:text-properties officeooo:paragraph-rsid="0023e61a"/>
    </style:style>
    <style:style style:name="P8" style:family="paragraph" style:parent-style-name="Standard">
      <style:text-properties officeooo:paragraph-rsid="002afa86"/>
    </style:style>
    <style:style style:name="P9" style:family="paragraph" style:parent-style-name="Standard">
      <style:text-properties fo:font-style="italic" officeooo:paragraph-rsid="0023e61a" style:font-style-asian="italic" style:font-style-complex="italic"/>
    </style:style>
    <style:style style:name="P10" style:family="paragraph" style:parent-style-name="Standard">
      <style:text-properties fo:font-size="12pt" fo:font-weight="normal" officeooo:rsid="002afa86" officeooo:paragraph-rsid="002afa8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afa86" officeooo:paragraph-rsid="0023e61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style="italic" fo:font-weight="normal" officeooo:rsid="002afa86" officeooo:paragraph-rsid="0023e61a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normal" fo:font-weight="normal" officeooo:rsid="002afa86" officeooo:paragraph-rsid="0023e61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tyle="italic" officeooo:paragraph-rsid="002dedc4" style:font-style-asian="italic" style:font-style-complex="italic"/>
    </style:style>
    <style:style style:name="P15" style:family="paragraph" style:parent-style-name="Standard">
      <style:text-properties fo:font-style="italic" officeooo:rsid="0031c965" officeooo:paragraph-rsid="0031c965" style:font-style-asian="italic" style:font-style-complex="italic"/>
    </style:style>
    <style:style style:name="P16" style:family="paragraph" style:parent-style-name="Standard">
      <style:text-properties fo:font-style="italic" officeooo:rsid="0031c965" officeooo:paragraph-rsid="0031d8b0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ad52"/>
    </style:style>
    <style:style style:name="T3" style:family="text">
      <style:text-properties fo:font-size="15pt" fo:font-weight="bold" officeooo:rsid="0022ad52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22ad52" style:font-size-asian="15pt" style:font-weight-asian="bold" style:font-size-complex="15pt" style:font-weight-complex="bold"/>
    </style:style>
    <style:style style:name="T5" style:family="text">
      <style:text-properties fo:font-size="12pt" fo:font-weight="normal" officeooo:rsid="0023e61a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6d57f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afa86" style:font-size-asian="12pt" style:font-weight-asian="normal" style:font-size-complex="12pt" style:font-weight-complex="normal"/>
    </style:style>
    <style:style style:name="T8" style:family="text">
      <style:text-properties fo:font-size="12pt" fo:font-weight="bold" officeooo:rsid="0026d57f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3e61a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bold" officeooo:rsid="0026d57f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font-weight="bold" officeooo:rsid="002afa86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normal" officeooo:rsid="002afa86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officeooo:rsid="002afa86" style:font-size-asian="12pt" style:font-style-asian="italic" style:font-size-complex="12pt" style:font-style-complex="italic"/>
    </style:style>
    <style:style style:name="T14" style:family="text">
      <style:text-properties fo:font-size="12pt" fo:font-style="normal" style:text-underline-style="solid" style:text-underline-width="auto" style:text-underline-color="font-color" fo:font-weight="bold" officeooo:rsid="0026d57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2afa8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2d9a5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2eb7c8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2fd84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31c96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31d8b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3cb4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3a8aa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bold" officeooo:rsid="002eb7c8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officeooo:rsid="002afa86" style:font-size-asian="12pt" style:font-size-complex="12pt"/>
    </style:style>
    <style:style style:name="T26" style:family="text">
      <style:text-properties fo:font-size="13pt" fo:font-weight="normal" officeooo:rsid="0022ad52" style:font-size-asian="13pt" style:font-weight-asian="normal" style:font-size-complex="13pt" style:font-weight-complex="normal"/>
    </style:style>
    <style:style style:name="T27" style:family="text">
      <style:text-properties fo:font-size="13pt" fo:font-weight="bold" officeooo:rsid="0022ad52" style:font-size-asian="13pt" style:font-weight-asian="bold" style:font-size-complex="13pt" style:font-weight-complex="bold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weight="bold" style:font-weight-asian="bold" style:font-weight-complex="bold"/>
    </style:style>
    <style:style style:name="T30" style:family="text">
      <style:text-properties style:font-name="Times new Roman" fo:font-size="15pt" fo:font-weight="bold" officeooo:rsid="0022ad52" style:font-size-asian="15pt" style:font-weight-asian="bold" style:font-size-complex="15pt" style:font-weight-complex="bold"/>
    </style:style>
    <style:style style:name="T31" style:family="text">
      <style:text-properties style:font-name="Times new Roman" fo:font-size="15pt" fo:font-weight="bold" officeooo:rsid="0023e61a" style:font-size-asian="15pt" style:font-weight-asian="bold" style:font-size-complex="15pt" style:font-weight-complex="bold"/>
    </style:style>
    <style:style style:name="T32" style:family="text">
      <style:text-properties style:font-name="Times new Roman" fo:font-size="12pt" fo:font-weight="normal" officeooo:rsid="0023e61a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VOPS</text:p>
      <text:p text:style-name="P2"/>
      <text:p text:style-name="P3"><text:tab/><text:tab/><text:tab/><text:tab/><text:tab/><text:tab/><text:tab/><text:tab/><text:tab/><text:tab/><text:tab/><text:tab/><text:span text:style-name="T2">24/10</text:span></text:p>
      <text:p text:style-name="P3">mcalab1@mcalab1:~/my_first_project$ <text:span text:style-name="T1">git config --global init.defaultBranch main</text:span></text:p>
      <text:p text:style-name="P4"/>
      <text:p text:style-name="P4">mcalab1@mcalab1:~/my_first_project$ <text:span text:style-name="T1">git init </text:span></text:p>
      <text:p text:style-name="P4"/>
      <text:p text:style-name="P4">Initialized empty Git repository in /home/mcalab1/my_first_project/.git/</text:p>
      <text:p text:style-name="P4"/>
      <text:p text:style-name="P1"><text:span text:style-name="T28">mcalab1@mcalab1:~/my_first_project$ </text:span><text:span text:style-name="T29">git remote add origin</text:span><text:span text:style-name="T28"> </text:span><text:a xlink:type="simple" xlink:href="https://github.com/joshua-mnz/Demo_Project.git" text:style-name="Internet_20_link" text:visited-style-name="Visited_20_Internet_20_Link"><text:span text:style-name="T28">https://github.com/joshua-mnz/Demo_Project.git</text:span></text:a></text:p>
      <text:p text:style-name="P4"/>
      <text:p text:style-name="P4">mcalab1@mcalab1:~/my_first_project$ <text:span text:style-name="T1">git remote -v</text:span></text:p>
      <text:p text:style-name="P4"/>
      <text:p text:style-name="P4">origin<text:tab/>https://github.com/joshua-mnz/Demo_Project.git (fetch)</text:p>
      <text:p text:style-name="P4">origin<text:tab/>https://github.com/joshua-mnz/Demo_Project.git (push)</text:p>
      <text:p text:style-name="P4"/>
      <text:p text:style-name="P4">mcalab1@mcalab1:~/my_first_project$ echo "#this is a brief description about the demo project ..." &gt;readme.txt</text:p>
      <text:p text:style-name="P4"/>
      <text:p text:style-name="P4">mcalab1@mcalab1:~/my_first_project$ <text:span text:style-name="T1">git add readme.txt </text:span></text:p>
      <text:p text:style-name="P4"/>
      <text:p text:style-name="P4">mcalab1@mcalab1:~/my_first_project$ git commit -m "Added readme file"</text:p>
      <text:p text:style-name="P4"/>
      <text:p text:style-name="P4">[main (root-commit) 6f997cb] Added readme file</text:p>
      <text:p text:style-name="P4"><text:s/>1 file changed, 1 insertion(+)</text:p>
      <text:p text:style-name="P4"><text:s/>create mode 100644 readme.txt</text:p>
      <text:p text:style-name="P4"/>
      <text:p text:style-name="P4">mcalab1@mcalab1:~/my_first_project$ <text:span text:style-name="T1">git push -u origin main</text:span></text:p>
      <text:p text:style-name="P4">Username for 'https://github.com': joshua-mnz</text:p>
      <text:p text:style-name="P4">Password for 'https://joshua-mnz@github.com': </text:p>
      <text:p text:style-name="P4">Enumerating objects: 3, done.</text:p>
      <text:p text:style-name="P4">Counting objects: 100% (3/3), done.</text:p>
      <text:p text:style-name="P4">Delta compression using up to 8 threads</text:p>
      <text:p text:style-name="P4">Compressing objects: 100% (2/2), done.</text:p>
      <text:p text:style-name="P4">Writing objects: 100% (3/3), 269 bytes | 269.00 KiB/s, done.</text:p>
      <text:p text:style-name="P4">Total 3 (delta 0), reused 0 (delta 0), pack-reused 0</text:p>
      <text:p text:style-name="P4">To https://github.com/joshua-mnz/Demo_Project.git</text:p>
      <text:p text:style-name="P4"><text:s/>* [new branch] <text:s text:c="5"/>main -&gt; main</text:p>
      <text:p text:style-name="P4">branch 'main' set up to track 'origin/main'.</text:p>
      <text:p text:style-name="P4"/>
      <text:p text:style-name="P4">mcalab1@mcalab1:~/my_first_project$ <text:span text:style-name="T1">git log</text:span></text:p>
      <text:p text:style-name="P4"/>
      <text:p text:style-name="P4">commit 6f997cb0771bcb426abb3dcc504a223d462c9426 (HEAD -&gt; main, origin/main)</text:p>
      <text:p text:style-name="P4">Author: joshua &lt;joshuamnz221@gmail.com&gt;</text:p>
      <text:p text:style-name="P4">Date: <text:s text:c="2"/>Fri Oct 24 09:16:04 2025 +0530</text:p>
      <text:p text:style-name="P4"/>
      <text:p text:style-name="P4"><text:s text:c="4"/>Added readme file</text:p>
      <text:p text:style-name="P4"/>
      <text:p text:style-name="P4">mcalab1@mcalab1:~/my_first_project$ git status</text:p>
      <text:p text:style-name="P4"/>
      <text:p text:style-name="P4">On branch main</text:p>
      <text:p text:style-name="P4"><text:soft-page-break/>Your branch is up to date with 'origin/main'.</text:p>
      <text:p text:style-name="P4"/>
      <text:p text:style-name="P4">Untracked files:</text:p>
      <text:p text:style-name="P4"><text:s text:c="2"/>(use "git add &lt;file&gt;..." to include in what will be committed)</text:p>
      <text:p text:style-name="P4"><text:tab/>names.txt</text:p>
      <text:p text:style-name="P4"/>
      <text:p text:style-name="P4">nothing added to commit but untracked files present (use "git add" to track)</text:p>
      <text:p text:style-name="P4"/>
      <text:p text:style-name="P4">mcalab1@mcalab1:~/my_first_project$ <text:span text:style-name="T1">git add names.txt</text:span></text:p>
      <text:p text:style-name="P4"/>
      <text:p text:style-name="P4">mcalab1@mcalab1:~/my_first_project$ <text:span text:style-name="T1">git commit -m "Added Name file"</text:span></text:p>
      <text:p text:style-name="P4"/>
      <text:p text:style-name="P4">[main 1e3b5b8] Added Name file</text:p>
      <text:p text:style-name="P4"><text:s/>1 file changed, 1 insertion(+)</text:p>
      <text:p text:style-name="P4"><text:s/>create mode 100644 names.txt</text:p>
      <text:p text:style-name="P4"/>
      <text:p text:style-name="P4">mcalab1@mcalab1:~/my_first_project$ <text:span text:style-name="T1">git push -u origin main</text:span></text:p>
      <text:p text:style-name="P4"/>
      <text:p text:style-name="P4">Username for 'https://github.com': joshua-mnz</text:p>
      <text:p text:style-name="P4">Password for 'https://joshua-mnz@github.com': </text:p>
      <text:p text:style-name="P4">Enumerating objects: 4, done.</text:p>
      <text:p text:style-name="P4">Counting objects: 100% (4/4), done.</text:p>
      <text:p text:style-name="P4">Delta compression using up to 8 threads</text:p>
      <text:p text:style-name="P4">Compressing objects: 100% (2/2), done.</text:p>
      <text:p text:style-name="P4">Writing objects: 100% (3/3), 303 bytes | 303.00 KiB/s, done.</text:p>
      <text:p text:style-name="P4">Total 3 (delta 0), reused 0 (delta 0), pack-reused 0</text:p>
      <text:p text:style-name="P4">To https://github.com/joshua-mnz/Demo_Project.git</text:p>
      <text:p text:style-name="P4"><text:s text:c="3"/>6f997cb..1e3b5b8 <text:s/>main -&gt; main</text:p>
      <text:p text:style-name="P4">branch 'main' set up to track 'origin/main'.</text:p>
      <text:p text:style-name="P4"/>
      <text:p text:style-name="P4">mcalab1@mcalab1:~/my_first_project$ <text:span text:style-name="T1">git checkout -b feature-login</text:span></text:p>
      <text:p text:style-name="P4"/>
      <text:p text:style-name="P4">Switched to a new branch 'feature-login'</text:p>
      <text:p text:style-name="P4"/>
      <text:p text:style-name="P4">mcalab1@mcalab1:~/my_first_project$ <text:span text:style-name="T1">git add .</text:span></text:p>
      <text:p text:style-name="P4"/>
      <text:p text:style-name="P4">mcalab1@mcalab1:~/my_first_project$ <text:span text:style-name="T1">git commit -m "new frature added"</text:span></text:p>
      <text:p text:style-name="P4">On branch feature-login</text:p>
      <text:p text:style-name="P4">nothing to commit, working tree clean</text:p>
      <text:p text:style-name="P4"/>
      <text:p text:style-name="P4">mcalab1@mcalab1:~/my_first_project$ <text:span text:style-name="T1">git push -u origin feature-login</text:span></text:p>
      <text:p text:style-name="P4">Username for 'https://github.com': joshua-mnz</text:p>
      <text:p text:style-name="P4">Password for 'https://joshua-mnz@github.com': </text:p>
      <text:p text:style-name="P4">Total 0 (delta 0), reused 0 (delta 0), pack-reused 0</text:p>
      <text:p text:style-name="P4">remote: </text:p>
      <text:p text:style-name="P4">remote: Create a pull request for 'feature-login' on GitHub by visiting:</text:p>
      <text:p text:style-name="P4">remote: <text:s text:c="5"/>https://github.com/joshua-mnz/Demo_Project/pull/new/feature-login</text:p>
      <text:p text:style-name="P4">remote: </text:p>
      <text:p text:style-name="P4">To https://github.com/joshua-mnz/Demo_Project.git</text:p>
      <text:p text:style-name="P4"><text:s/>* [new branch] <text:s text:c="5"/>feature-login -&gt; feature-login</text:p>
      <text:p text:style-name="P4">branch 'feature-login' set up to track 'origin/feature-login'.</text:p>
      <text:p text:style-name="P4">mcalab1@mcalab1:~/my_first_project$ </text:p>
      <text:p text:style-name="P4"><text:soft-page-break/></text:p>
      <text:p text:style-name="P4"/>
      <text:p text:style-name="P4"/>
      <text:p text:style-name="P4">mcalab1@mcalab1:~/my_first_project$ <text:span text:style-name="T1">git checkout main</text:span></text:p>
      <text:p text:style-name="P4">Switched to branch 'main'</text:p>
      <text:p text:style-name="P4">Your branch is up to date with 'origin/main'.</text:p>
      <text:p text:style-name="P4"/>
      <text:p text:style-name="P4">mcalab1@mcalab1:~/my_first_project$ <text:span text:style-name="T1">git pull origin main</text:span></text:p>
      <text:p text:style-name="P4"/>
      <text:p text:style-name="P4">From https://github.com/joshua-mnz/Demo_Project</text:p>
      <text:p text:style-name="P4"><text:s/>* branch <text:s text:c="11"/>main <text:s text:c="6"/>-&gt; FETCH_HEAD</text:p>
      <text:p text:style-name="P4">Already up to date.</text:p>
      <text:p text:style-name="P4">mcalab1@mcalab1:~/my_first_project$ <text:span text:style-name="T1">git branch -d feature-search</text:span></text:p>
      <text:p text:style-name="P4"/>
      <text:p text:style-name="P4">warning: deleting branch 'feature-search' that has been merged to</text:p>
      <text:p text:style-name="P4"><text:s text:c="9"/>'refs/remotes/origin/feature-search', but not yet merged to HEAD</text:p>
      <text:p text:style-name="P5">Deleted branch feature-search (was 05c1b53).</text:p>
      <text:p text:style-name="P5"/>
      <text:p text:style-name="P4">mcalab1@mcalab1:~/my_first_project$ <text:span text:style-name="T1">git push origin --delete feature-search</text:span></text:p>
      <text:p text:style-name="P4">Username for 'https://github.com': joshua-mnz</text:p>
      <text:p text:style-name="P4">Password for 'https://joshua-mnz@github.com': </text:p>
      <text:p text:style-name="P4">To https://github.com/joshua-mnz/Demo_Project.git</text:p>
      <text:p text:style-name="P4">- [deleted] <text:s text:c="8"/>feature-search</text:p>
      <text:p text:style-name="P4"><text:line-break/><text:line-break/><text:tab/><text:tab/><text:tab/><text:tab/><text:tab/><text:tab/><text:tab/><text:tab/><text:tab/><text:tab/><text:tab/><text:tab/><text:span text:style-name="T2">25/10<text:line-break/></text:span><text:span text:style-name="T3">How to merge the files:<text:line-break/>(currently I’m in main branch)<text:line-break/></text:span><text:span text:style-name="T26">git merge feature-search<text:line-break/><text:line-break/>Scenario:<text:line-break/>When you have the same file name at both the main and the other branch,but different content.<text:line-break/><text:line-break/>To Resolve:<text:line-break/>1.Either Change the file name<text:line-break/>2.Keep the content same.<text:line-break/><text:line-break/>On successful merge:<text:line-break/>mcalab1@mcalab1:~/my_first_project$ </text:span><text:span text:style-name="T27">git merge feature-search</text:span></text:p>
      <text:p text:style-name="P4"><text:span text:style-name="T26">Already up to date.<text:line-break/><text:line-break/></text:span><text:span text:style-name="T4">TAGS:</text:span></text:p>
      <text:p text:style-name="P7"><text:span text:style-name="T30">You can create light weight tags as well as annotated tags.<text:line-break/></text:span><text:span text:style-name="T31">Light Weight Tags:<text:line-break/></text:span><text:span text:style-name="T32">Lightweight tags are essentially pointers to specific commits, similar to a static branch name.</text:span><text:span text:style-name="T31"><text:line-break/>Syntax:<text:line-break/><text:tab/><text:tab/></text:span><text:span text:style-name="T32"> <text:s/>git tag &lt;tagname&gt;</text:span><text:span text:style-name="T30"><text:line-break/></text:span></text:p>
      <text:p text:style-name="P7"><text:soft-page-break/><text:span text:style-name="T31">Annotated Tags:<text:line-break/></text:span><text:span text:style-name="T5">Annotated tags are stored as full objects in the Git database, including metadata like the tagger's name, email, and date, as well as a tag message.<text:line-break/>Syntax:<text:line-break/><text:tab/> <text:s/>git tag -a &lt;tagname&gt; -m "Tag message"<text:line-break/></text:span></text:p>
      <text:p text:style-name="P8"><text:span text:style-name="T9">To push tags on remote repo:</text:span><text:span text:style-name="T5"><text:line-break/>To push it individually git push origin :<text:line-break/></text:span><text:span text:style-name="T9">Syntax:</text:span><text:span text:style-name="T5"><text:line-break/><text:tab/>git push origin v1.0<text:line-break/>To push all at once:<text:line-break/> </text:span><text:span text:style-name="T9">Syntax:</text:span><text:span text:style-name="T5"><text:line-break/><text:tab/>git push origin –tags<text:line-break/><text:line-break/></text:span><text:span text:style-name="T14">To delete</text:span><text:span text:style-name="T6"> it from the local repo:<text:line-break/></text:span><text:span text:style-name="T8">Syntax :</text:span><text:span text:style-name="T6"><text:line-break/><text:tab/>git tag -d v1.0<text:line-break/><text:line-break/>To delete from the remote repo:<text:line-break/></text:span><text:span text:style-name="T8">Syntax:</text:span><text:span text:style-name="T6"><text:line-break/>git push origin –delete v1.1<text:line-break/><text:line-break/></text:span><text:span text:style-name="T10">Some important features of Tags:</text:span><text:span text:style-name="T6"><text:line-break/>Marking the releases<text:line-break/>Create Restore points<text:line-break/>Reference some important events<text:line-break/><text:line-break/></text:span><text:span text:style-name="T11">So incase you forgot to add the tags ,you can add later by using theses commands:<text:line-break/>1. </text:span><text:span text:style-name="Strong_20_Emphasis"><text:span text:style-name="T13">View your commit history to see where to add tags:</text:span></text:span><text:span text:style-name="T7"><text:line-break/></text:span><text:span text:style-name="T12">git log –oneline</text:span></text:p>
      <text:p text:style-name="P10"><text:line-break/>07acbff Updated the blueprint.txt</text:p>
      <text:p text:style-name="P11">3d5157b BluePrint Added <text:s/></text:p>
      <text:p text:style-name="P7"><text:span text:style-name="T7">6ba76ce Added readme file<text:line-break/><text:line-break/>2. </text:span><text:span text:style-name="Strong_20_Emphasis"><text:span text:style-name="T25">Add tags to your existing commits:</text:span></text:span></text:p>
      <text:p text:style-name="P11"># Tag the initial setup</text:p>
      <text:p text:style-name="P12">git tag -a development-start 6ba76ce -m "Project initialization with README"</text:p>
      <text:p text:style-name="P7"><text:span text:style-name="T7"/></text:p>
      <text:p text:style-name="P11"># Tag when blueprint was added</text:p>
      <text:p text:style-name="P12">git tag -a module-created 3d5157b -m "Blueprint module structure created"</text:p>
      <text:p text:style-name="P7"><text:span text:style-name="T7"/></text:p>
      <text:p text:style-name="P11"># Tag the latest update</text:p>
      <text:p text:style-name="P9"><text:span text:style-name="T7">git tag -a module-updated 07acbff -m "Blueprint module content updated"<text:line-break/><text:line-break/><text:line-break/></text:span><text:span text:style-name="T16"># Make and push cost-estimation changes</text:span></text:p>
      <text:p text:style-name="P13">git checkout cost-estimation</text:p>
      <text:p text:style-name="P13"># Edit planner.txt</text:p>
      <text:p text:style-name="P13">git add planner.txt</text:p>
      <text:p text:style-name="P13">git commit -m "Change timeline to 2 months"</text:p>
      <text:p text:style-name="P13">git push origin cost-estimation <text:s/># ← Push to remote</text:p>
      <text:p text:style-name="P9"><text:soft-page-break/><text:span text:style-name="T16"/></text:p>
      <text:p text:style-name="P13"># Make and push pert-chart changes</text:p>
      <text:p text:style-name="P13">git checkout pert-chart</text:p>
      <text:p text:style-name="P13"># Edit planner.txt <text:s/></text:p>
      <text:p text:style-name="P13">git add planner.txt</text:p>
      <text:p text:style-name="P13">git commit -m "Change timeline to 3 months"</text:p>
      <text:p text:style-name="P13">git push origin pert-chart <text:s/># ← Push to remote</text:p>
      <text:p text:style-name="P9"><text:span text:style-name="T16"/></text:p>
      <text:p text:style-name="P13"># Then merge from main</text:p>
      <text:p text:style-name="P13">git checkout main</text:p>
      <text:p text:style-name="P13">git merge cost-estimation</text:p>
      <text:p text:style-name="P14"><text:span text:style-name="T16">git merge pert-chart <text:s/># ← Conflict!<text:line-break/><text:line-break/></text:span><text:span text:style-name="T17">Note:<text:line-break/>Since you were not getting the conflict,just merge the starting 2 and push in main.<text:line-break/>But don’t push the one you want to get the conflict.<text:line-break/></text:span></text:p>
      <text:p text:style-name="P14"><text:span text:style-name="T17"><text:tab/><text:tab/><text:tab/><text:tab/><text:tab/><text:tab/><text:tab/><text:tab/><text:tab/><text:tab/><text:tab/><text:tab/></text:span><text:span text:style-name="T18">27/10</text:span><text:span text:style-name="T17"><text:line-break/></text:span><text:span text:style-name="T24">Jenkins</text:span><text:span text:style-name="T18"><text:line-break/>Open Source <text:s/>automation server written in Java<text:line-break/>It automates building testing deployment<text:line-break/><text:line-break/></text:span><text:span text:style-name="T19">Files are declarative and Scripted</text:span><text:span text:style-name="T18"><text:line-break/></text:span><text:span text:style-name="T17"><text:line-break/><text:line-break/></text:span><text:span text:style-name="T20">Build: Execution of a job<text:line-break/>Artifact: The resulting file<text:line-break/>Workspace: Directory storing project files during execution</text:span></text:p>
      <text:p text:style-name="P14"><text:span text:style-name="T17"/></text:p>
      <text:p text:style-name="P14"><text:span text:style-name="T17"/></text:p>
      <text:p text:style-name="P15"><text:span text:style-name="T17">S</text:span><text:span text:style-name="T15">teps to install Jenkins in Debian systems:<text:line-break/>1.Jenkins.io navigate to install Jenkins<text:line-break/>2.Navigate to linux on your left panel<text:line-break/>Click on java requirements (Java 17 or Java 21 LTS)</text:span></text:p>
      <text:p text:style-name="P16"><text:span text:style-name="T17">3.</text:span><text:span text:style-name="T15">If java is not installed,we need to install java ,you’ll find the files in oracle <text:line-break/>and install the LTS<text:line-break/>4.</text:span><text:span text:style-name="T21">You can use cli to install:</text:span></text:p>
      <text:p text:style-name="P16"><text:span text:style-name="T21"><text:s/>sudo apt update<text:line-break/>sudo apt install default-jre</text:span></text:p>
      <text:p text:style-name="P14"><text:span text:style-name="T17"><text:s text:c="4"/><text:line-break/></text:span><text:span text:style-name="T21">5.Navigate to jenkins and under lts you’ll find the commands to install jenkins<text:line-break/></text:span><text:span text:style-name="T22">6.in the browser </text:span><text:a xlink:type="simple" xlink:href="http://locahost:8000/" text:style-name="Internet_20_link" text:visited-style-name="Visited_20_Internet_20_Link"><text:span text:style-name="T22">http://locahost:8000</text:span></text:a><text:span text:style-name="T22"> 8000 paste it on the browser<text:line-break/>7.copy the password <text:s/>and go to CLI and type ~more password<text:line-break/></text:span><text:span text:style-name="T23">8.Create the first admin user with name password and mail address→save and continue<text:line-break/>9.You’ll be getting the Jenkin Dashboard<text:line-break/>Explore the features</text:span><text:span text:style-name="T22"> </text:span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9:48:11.544145511</meta:creation-date>
    <dc:date>2025-10-27T12:08:12.750422971</dc:date>
    <meta:editing-duration>PT4H38M58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5" meta:paragraph-count="124" meta:word-count="1005" meta:character-count="7601" meta:non-whitespace-character-count="6559"/>
  </office:meta>
</office:document-meta>
</file>